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3.85cm"/>
    </style:style>
    <style:style style:name="gr6" style:family="graphic" style:parent-style-name="standard">
      <style:graphic-properties draw:stroke="none" svg:stroke-color="#000000" draw:fill="none" draw:fill-color="#ffffff" fo:min-height="4.267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1.7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4.9cm" svg:height="1.5cm" svg:x="12.7cm" svg:y="8.7cm">
          <draw:text-box>
            <text:p text:style-name="P1">Serveur</text:p>
            <text:p text:style-name="P2"><text:span text:style-name="T1">192.168.1.100</text:span><text:span text:style-name="T1"><text:tab/></text:span></text:p>
          </draw:text-box>
        </draw:frame>
        <draw:frame draw:style-name="gr1" draw:text-style-name="P3" draw:layer="layout" svg:width="5cm" svg:height="1.5cm" svg:x="1.4cm" svg:y="4.7cm">
          <draw:text-box>
            <text:p text:style-name="P1">Raspberry 1</text:p>
            <text:p text:style-name="P1"><text:span text:style-name="T1">192.168.1.1</text:span></text:p>
          </draw:text-box>
        </draw:frame>
        <draw:frame draw:style-name="gr1" draw:text-style-name="P3" draw:layer="layout" svg:width="5cm" svg:height="1.5cm" svg:x="1.4cm" svg:y="6.7cm">
          <draw:text-box>
            <text:p text:style-name="P1">Raspberry 2</text:p>
            <text:p text:style-name="P1"><text:span text:style-name="T1">192.168.1.2</text:span></text:p>
          </draw:text-box>
        </draw:frame>
        <draw:frame draw:style-name="gr1" draw:text-style-name="P3" draw:layer="layout" svg:width="5cm" svg:height="1.5cm" svg:x="1.4cm" svg:y="8.7cm">
          <draw:text-box>
            <text:p text:style-name="P1">Raspberry 3</text:p>
            <text:p text:style-name="P1"><text:span text:style-name="T1">192.168.1.3</text:span></text:p>
          </draw:text-box>
        </draw:frame>
        <draw:frame draw:style-name="gr1" draw:text-style-name="P3" draw:layer="layout" svg:width="5cm" svg:height="1.5cm" svg:x="1.4cm" svg:y="10.7cm">
          <draw:text-box>
            <text:p text:style-name="P1">Raspberry...</text:p>
          </draw:text-box>
        </draw:frame>
        <draw:frame draw:style-name="gr1" draw:text-style-name="P3" draw:layer="layout" svg:width="5cm" svg:height="1.5cm" svg:x="1.4cm" svg:y="12.8cm">
          <draw:text-box>
            <text:p text:style-name="P1">Raspberry 14</text:p>
            <text:p text:style-name="P1"><text:span text:style-name="T1">192.168.1.14</text:span></text:p>
          </draw:text-box>
        </draw:frame>
        <draw:frame draw:style-name="gr1" draw:text-style-name="P3" draw:layer="layout" svg:width="5cm" svg:height="1.5cm" svg:x="1.4cm" svg:y="14.8cm">
          <draw:text-box>
            <text:p text:style-name="P1">Raspberry 15</text:p>
            <text:p text:style-name="P1"><text:span text:style-name="T1">192.168.1.15</text:span></text:p>
          </draw:text-box>
        </draw:frame>
        <draw:line draw:style-name="gr2" draw:text-style-name="P4" draw:layer="layout" svg:x1="6.4cm" svg:y1="5.5cm" svg:x2="8cm" svg:y2="5.5cm">
          <text:p/>
        </draw:line>
        <draw:line draw:style-name="gr2" draw:text-style-name="P4" draw:layer="layout" svg:x1="6.4cm" svg:y1="7.5cm" svg:x2="8cm" svg:y2="7.5cm">
          <text:p/>
        </draw:line>
        <draw:line draw:style-name="gr2" draw:text-style-name="P4" draw:layer="layout" svg:x1="6.4cm" svg:y1="9.5cm" svg:x2="8cm" svg:y2="9.5cm">
          <text:p/>
        </draw:line>
        <draw:line draw:style-name="gr2" draw:text-style-name="P4" draw:layer="layout" svg:x1="6.4cm" svg:y1="11.4cm" svg:x2="8cm" svg:y2="11.4cm">
          <text:p/>
        </draw:line>
        <draw:line draw:style-name="gr2" draw:text-style-name="P4" draw:layer="layout" svg:x1="6.4cm" svg:y1="13.5cm" svg:x2="8cm" svg:y2="13.5cm">
          <text:p/>
        </draw:line>
        <draw:line draw:style-name="gr2" draw:text-style-name="P4" draw:layer="layout" svg:x1="6.4cm" svg:y1="15.6cm" svg:x2="8cm" svg:y2="15.6cm">
          <text:p/>
        </draw:line>
        <draw:line draw:style-name="gr2" draw:text-style-name="P4" draw:layer="layout" svg:x1="8cm" svg:y1="5.5cm" svg:x2="8cm" svg:y2="17.6cm">
          <text:p/>
        </draw:line>
        <draw:line draw:style-name="gr2" draw:text-style-name="P4" draw:layer="layout" svg:x1="8cm" svg:y1="9.5cm" svg:x2="12.7cm" svg:y2="9.5cm">
          <text:p/>
        </draw:line>
        <draw:frame draw:style-name="gr3" draw:text-style-name="P5" draw:layer="layout" svg:width="4.2cm" svg:height="1cm" svg:x="8.2cm" svg:y="8.8cm">
          <draw:text-box>
            <text:p><text:span text:style-name="T2">Réseau privé </text:span></text:p>
          </draw:text-box>
        </draw:frame>
        <draw:frame draw:style-name="gr1" draw:text-style-name="P3" draw:layer="layout" svg:width="4.9cm" svg:height="1.5cm" svg:x="21.2cm" svg:y="4.5cm">
          <draw:text-box>
            <text:p text:style-name="P1">Proxy</text:p>
          </draw:text-box>
        </draw:frame>
        <draw:line draw:style-name="gr2" draw:text-style-name="P4" draw:layer="layout" svg:x1="26.1cm" svg:y1="5.2cm" svg:x2="28.6cm" svg:y2="5.2cm">
          <text:p/>
        </draw:line>
        <draw:frame draw:style-name="gr4" draw:text-style-name="P5" draw:layer="layout" svg:width="2.4cm" svg:height="1.4cm" svg:x="26.1cm" svg:y="4.4cm">
          <draw:text-box>
            <text:p><text:span text:style-name="T2">Internet</text:span></text:p>
          </draw:text-box>
        </draw:frame>
        <draw:frame draw:style-name="gr3" draw:text-style-name="P5" draw:layer="layout" svg:width="2cm" svg:height="1cm" svg:x="17.7cm" svg:y="8.7cm">
          <draw:text-box>
            <text:p><text:span text:style-name="T2">IP fixe</text:span></text:p>
          </draw:text-box>
        </draw:frame>
        <draw:line draw:style-name="gr2" draw:text-style-name="P4" draw:layer="layout" svg:x1="17.6cm" svg:y1="9.5cm" svg:x2="19.7cm" svg:y2="9.5cm">
          <text:p/>
        </draw:line>
        <draw:line draw:style-name="gr2" draw:text-style-name="P4" draw:layer="layout" svg:x1="19.7cm" svg:y1="5.3cm" svg:x2="19.7cm" svg:y2="12.9cm">
          <text:p/>
        </draw:line>
        <draw:line draw:style-name="gr2" draw:text-style-name="P4" draw:layer="layout" svg:x1="19.7cm" svg:y1="5.3cm" svg:x2="21.2cm" svg:y2="5.3cm">
          <text:p/>
        </draw:line>
        <draw:line draw:style-name="gr2" draw:text-style-name="P4" draw:layer="layout" svg:x1="19.7cm" svg:y1="7.7cm" svg:x2="21.1cm" svg:y2="7.7cm">
          <text:p/>
        </draw:line>
        <draw:line draw:style-name="gr2" draw:text-style-name="P4" draw:layer="layout" svg:x1="19.7cm" svg:y1="9.1cm" svg:x2="21.1cm" svg:y2="9.1cm">
          <text:p/>
        </draw:line>
        <draw:line draw:style-name="gr2" draw:text-style-name="P4" draw:layer="layout" svg:x1="19.7cm" svg:y1="10.2cm" svg:x2="21.1cm" svg:y2="10.2cm">
          <text:p/>
        </draw:line>
        <draw:line draw:style-name="gr2" draw:text-style-name="P4" draw:layer="layout" svg:x1="19.7cm" svg:y1="11.6cm" svg:x2="21.1cm" svg:y2="11.6cm">
          <text:p/>
        </draw:line>
        <draw:line draw:style-name="gr2" draw:text-style-name="P4" draw:layer="layout" svg:x1="19.7cm" svg:y1="12.9cm" svg:x2="21.1cm" svg:y2="12.9cm">
          <text:p/>
        </draw:line>
        <draw:frame draw:style-name="gr5" draw:text-style-name="P5" draw:layer="layout" svg:width="3.4cm" svg:height="4.1cm" svg:x="21.3cm" svg:y="8.5cm">
          <draw:text-box>
            <text:p><text:span text:style-name="T2">Réseau pédagogique collège</text:span></text:p>
          </draw:text-box>
        </draw:frame>
        <draw:frame draw:style-name="gr6" draw:text-style-name="P5" draw:layer="layout" svg:width="8.7cm" svg:height="4.517cm" svg:x="10.5cm" svg:y="10.5cm">
          <draw:text-box>
            <text:p><text:span text:style-name="T2">Services :</text:span></text:p>
            <text:list text:style-name="L1">
              <text:list-item>
                <text:p><text:span text:style-name="T2">DHCP</text:span></text:p>
              </text:list-item>
              <text:list-item>
                <text:p><text:span text:style-name="T2">Annuaire LDAP</text:span></text:p>
              </text:list-item>
              <text:list-item>
                <text:p><text:span text:style-name="T2">Serveur de fichier NFS</text:span></text:p>
              </text:list-item>
              <text:list-item>
                <text:p><text:span text:style-name="T2">Routages entre réseau privé et réseau pédagogique</text:span></text:p>
              </text:list-item>
              <text:list-item>
                <text:p><text:span text:style-name="T2">Image unique Raspberry pi OS</text:span></text:p>
              </text:list-item>
              <text:list-item>
                <text:p><text:span text:style-name="T2">Supervision des Raspberry par VNC</text:span></text:p>
              </text:list-item>
            </text:list>
          </draw:text-box>
        </draw:frame>
        <draw:frame draw:style-name="gr7" draw:text-style-name="P3" draw:layer="layout" svg:width="14.1cm" svg:height="1.2cm" svg:x="7.4cm" svg:y="1.4cm">
          <draw:text-box>
            <text:p text:style-name="P1">Schéma réseau : Salle de classe Raspberry Pi</text:p>
          </draw:text-box>
        </draw:frame>
        <draw:frame draw:style-name="gr8" draw:text-style-name="P3" draw:layer="layout" svg:width="5cm" svg:height="2.067cm" svg:x="1.4cm" svg:y="16.917cm">
          <draw:text-box>
            <text:p text:style-name="P1">Imprimante réseau</text:p>
            <text:p text:style-name="P1"><text:span text:style-name="T1">192.168.1.101</text:span></text:p>
          </draw:text-box>
        </draw:frame>
        <draw:line draw:style-name="gr2" draw:text-style-name="P4" draw:layer="layout" svg:x1="6.4cm" svg:y1="17.6cm" svg:x2="8cm" svg:y2="1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08:10:29.170000000</meta:creation-date>
    <dc:date>2021-07-19T22:53:05.381014679</dc:date>
    <meta:editing-duration>PT27M29S</meta:editing-duration>
    <meta:editing-cycles>6</meta:editing-cycles>
    <meta:generator>LibreOffice/6.0.7.3$Linux_X86_64 LibreOffice_project/00m0$Build-3</meta:generator>
    <meta:document-statistic meta:object-count="33"/>
  </office:meta>
</office:document-meta>
</file>